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DelEmptyCel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DelEmptyCells.DelEmptyCells?language=Basic&amp;location=document" xlink:type="simple"/>
              </office:event-listeners>
            </form:button>
          </form:form>
        </office:forms>
        <table:shapes>
          <draw:control draw:z-index="0" draw:text-style-name="P1" svg:width="1.567cm" svg:height="0.596cm" svg:x="13.508cm" svg:y="0.576cm" draw:control="control1"/>
        </table:shapes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10/02/2019</text:p>
          </table:table-cell>
          <table:table-cell/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33</text:p>
          </table:table-cell>
          <table:table-cell/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SUM([.D9:.D11])" office:value-type="float" office:value="43871" calcext:value-type="float">
            <text:p>438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style-name="ce4" office:value-type="date" office:date-value="2020-02-10" calcext:value-type="date">
            <text:p>10/02/20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j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table:style-name="ce3"/>
          <table:table-cell office:value-type="string" calcext:value-type="string">
            <text:p>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ce4"/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f</text:p>
          </table:table-cell>
          <table:table-cell table:number-columns-repeated="3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0:10:25.743699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11T19:23:00.517885284</meta:creation-date>
    <dc:date>2020-12-13T20:47:22.728850970</dc:date>
    <dc:creator>Rafael Lima</dc:creator>
    <meta:editing-duration>PT1H20M40S</meta:editing-duration>
    <meta:editing-cycles>17</meta:editing-cycles>
    <meta:generator>LibreOffice/7.0.3.1$Linux_X86_64 LibreOffice_project/00$Build-1</meta:generator>
    <meta:document-statistic meta:table-count="1" meta:cell-count="69" meta:object-count="1"/>
  </office:meta>
</office:document-meta>
</file>

<file path=Basic/Standard/DelEmptyCells.xml><?xml version="1.0" encoding="utf-8"?>
<!DOCTYPE module  PUBLIC '-//OpenOffice.org//DTD OfficeDocument 1.0//EN'  'module.dtd'>
<script:module xmlns:script="http://openoffice.org/2000/script" script:name="DelEmptyCells" script:language="StarBasic" script:moduleType="normal">REM  *****  BASIC  *****

Function CheckEmpty(oCell as Object) as Boolean
	'Enum with possible types
	Dim eTypes as Variant
	eTypes = com.sun.star.table.CellContentType
	'Check if cell is empty
	If oCell.getType() = eTypes.EMPTY Then
		CheckEmpty = True
	Else
		CheckEmpty = False
	End If
End Function

Sub DelEmptyCells
	'Check it the selection is a cell range
	Dim selRange as Object
	selRange = ThisComponent.getCurrentSelection()
	If Not selRange.supportsService("com.sun.star.sheet.SheetCellRange") Then Exit Sub
	
	'Check if values are in a single column or a single row
	Dim nRows as Integer, nCols as Integer
	dbgCell = selRange(1).getCellByPosition(0, 1)
	nRows = selRange.Rows.getCount()
	nCols = selRange.Columns.getCount()
	
	'The selection must be a single row or a single column
	If nRows &gt; 1 And nCols &gt; 1 Then
		MsgBox "You must select a single column or a single row"
		Exit Sub
	End If
	
	'Checks if there are empty cells
	Dim contEmpty as Integer
	For i = 0 To nRows - 1
		If CheckEmpty(selRange.getCellByPosition(0, i)) Then
			contEmpty = 1
			Exit For
		End If
	Next i
	If contEmpty = 0 Then
		'Returns because there are no empty cells (does nothing)
		Exit Sub
	End If
	
	'Count how many values (non-empty) are there in the cells
	Dim contValues as Integer
	For i = 0 To nRows - 1
		If Not CheckEmpty(selRange.getCellByPosition(0, i)) Then
			contValues = contValues + 1
		End If
	Next i
	If contValues = 0 Then
		'Returns because there are no values in the cells (does nothing)
		Exit Sub
	End If
	
	'Get a list of indexes of cells that have values
	Dim cellsWithValues() As Integer
	ReDim cellsWithValues(0 To contValues - 1) as Integer
	Dim idxInsert as Integer
	Dim oCell as Object
	For i = 0 To nRows - 1
		oCell = selRange.getCellByPosition(0, i)
		If Not CheckEmpty(oCell) Then
			cellsWithValues(idxInsert) = i
			idxInsert = idxInsert + 1
		End If
	Next i

	'Copy values to the beginning of the range
	For i = 0 To UBound(cellsWithValues)
		'Get the index that should be in this position
		idxCopy = cellsWithValues(i)
		'If it's different, then copy
		If i &lt;&gt; idxCopy Then
			'Get the values from the cell
			cellText = selRange.getCellByPosition(0, idxCopy).getString()
			cellValue = selRange.getCellByPosition(0, idxCopy).getValue()
			cellFormula = selRange.getCellByPosition(0, idxCopy).getFormula()
			'Write the values to cell i
			selRange.getCellByPosition(0, i).setString(cellText)
			selRange.getCellByPosition(0, i).setValue(cellValue)
			selRange.getCellByPosition(0, i).setFormula(cellFormula)
		End If
	Next i
	
	'Delete remaining values in the selected range
	Dim delFlags as Variant
	delFlags = com.sun.star.sheet.CellFlags
	For i = UBound(cellsWithValues) + 1 To nRows - 1
		selRange.getCellByPosition(0, i).clearContents(delFlags.VALUE Or delFlags.DATETIME Or delFlags.STRING Or delFlags.FORMULA)
	Next i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lEmptyCel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